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BNew" table:style-name="ta1">
        <table:shapes>
          <draw:frame draw:z-index="0" draw:style-name="gr1" draw:text-style-name="P1" svg:width="207.5mm" svg:height="129.39mm" svg:x="254.06mm" svg:y="0mm">
            <loext:p draw:notify-on-update-of-ranges="NBNew.H1:NBNew.H1 NBNew.H2:NBNew.H14 NBNew.I1:NBNew.I1 NBNew.I2:NBNew.I14 NBNew.H1:NBNew.H1 NBNew.H2:NBNew.H14 NBNew.J1:NBNew.J1 NBNew.J2:NBNew.J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SF_private</text:p>
          </table:table-cell>
          <table:table-cell office:value-type="string" calcext:value-type="string">
            <text:p>SSF_society</text:p>
          </table:table-cell>
          <table:table-cell/>
          <table:table-cell office:value-type="string" calcext:value-type="string">
            <text:p>LSF_society</text:p>
          </table:table-cell>
          <table:table-cell office:value-type="string" calcext:value-type="string">
            <text:p>LSF_private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LSF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81.3160049618" calcext:value-type="float">
            <text:p>-581.3160049618</text:p>
          </table:table-cell>
          <table:table-cell office:value-type="float" office:value="-616.9979816571" calcext:value-type="float">
            <text:p>-616.9979816571</text:p>
          </table:table-cell>
          <table:table-cell/>
          <table:table-cell office:value-type="float" office:value="96.8007210176" calcext:value-type="float">
            <text:p>96.8007210176</text:p>
          </table:table-cell>
          <table:table-cell office:value-type="float" office:value="161.5622988259" calcext:value-type="float">
            <text:p>161.562298825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B2]-[.C2]" office:value-type="float" office:value="35.6819766953" calcext:value-type="float">
            <text:p>35.6819766953</text:p>
          </table:table-cell>
          <table:table-cell table:formula="of:=[.F2]-[.E2]" office:value-type="float" office:value="64.7615778083" calcext:value-type="float">
            <text:p>64.761577808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318.767597134" calcext:value-type="float">
            <text:p>-318.767597134</text:p>
          </table:table-cell>
          <table:table-cell office:value-type="float" office:value="-359.2193840281" calcext:value-type="float">
            <text:p>-359.2193840281</text:p>
          </table:table-cell>
          <table:table-cell/>
          <table:table-cell office:value-type="float" office:value="203.1266110148" calcext:value-type="float">
            <text:p>203.1266110148</text:p>
          </table:table-cell>
          <table:table-cell office:value-type="float" office:value="262.4676082716" calcext:value-type="float">
            <text:p>262.4676082716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B3]-[.C3]" office:value-type="float" office:value="40.4517868941" calcext:value-type="float">
            <text:p>40.4517868941</text:p>
          </table:table-cell>
          <table:table-cell table:formula="of:=[.F3]-[.E3]" office:value-type="float" office:value="59.3409972568" calcext:value-type="float">
            <text:p>59.340997256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338.7428443693" calcext:value-type="float">
            <text:p>-338.7428443693</text:p>
          </table:table-cell>
          <table:table-cell office:value-type="float" office:value="-369.2202221838" calcext:value-type="float">
            <text:p>-369.2202221838</text:p>
          </table:table-cell>
          <table:table-cell/>
          <table:table-cell office:value-type="float" office:value="12.7384221999" calcext:value-type="float">
            <text:p>12.7384221999</text:p>
          </table:table-cell>
          <table:table-cell office:value-type="float" office:value="82.2339054968" calcext:value-type="float">
            <text:p>82.2339054968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B4]-[.C4]" office:value-type="float" office:value="30.4773778145" calcext:value-type="float">
            <text:p>30.4773778145</text:p>
          </table:table-cell>
          <table:table-cell table:formula="of:=[.F4]-[.E4]" office:value-type="float" office:value="69.4954832969" calcext:value-type="float">
            <text:p>69.495483296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508.9177700222" calcext:value-type="float">
            <text:p>-508.9177700222</text:p>
          </table:table-cell>
          <table:table-cell office:value-type="float" office:value="-539.6157996184" calcext:value-type="float">
            <text:p>-539.6157996184</text:p>
          </table:table-cell>
          <table:table-cell/>
          <table:table-cell office:value-type="float" office:value="93.132190145" calcext:value-type="float">
            <text:p>93.132190145</text:p>
          </table:table-cell>
          <table:table-cell office:value-type="float" office:value="167.9308448396" calcext:value-type="float">
            <text:p>167.9308448396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B5]-[.C5]" office:value-type="float" office:value="30.6980295962001" calcext:value-type="float">
            <text:p>30.6980295962</text:p>
          </table:table-cell>
          <table:table-cell table:formula="of:=[.F5]-[.E5]" office:value-type="float" office:value="74.7986546946" calcext:value-type="float">
            <text:p>74.79865469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6.968819468" calcext:value-type="float">
            <text:p>276.968819468</text:p>
          </table:table-cell>
          <table:table-cell office:value-type="float" office:value="206.0150686773" calcext:value-type="float">
            <text:p>206.0150686773</text:p>
          </table:table-cell>
          <table:table-cell/>
          <table:table-cell office:value-type="float" office:value="49.8738580949" calcext:value-type="float">
            <text:p>49.8738580949</text:p>
          </table:table-cell>
          <table:table-cell office:value-type="float" office:value="207.4676509072" calcext:value-type="float">
            <text:p>207.4676509072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B6]-[.C6]" office:value-type="float" office:value="70.9537507907" calcext:value-type="float">
            <text:p>70.9537507907</text:p>
          </table:table-cell>
          <table:table-cell table:formula="of:=[.F6]-[.E6]" office:value-type="float" office:value="157.5937928123" calcext:value-type="float">
            <text:p>157.59379281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69.6196333672" calcext:value-type="float">
            <text:p>369.6196333672</text:p>
          </table:table-cell>
          <table:table-cell office:value-type="float" office:value="303.5340152154" calcext:value-type="float">
            <text:p>303.5340152154</text:p>
          </table:table-cell>
          <table:table-cell/>
          <table:table-cell office:value-type="float" office:value="86.9505659256" calcext:value-type="float">
            <text:p>86.9505659256</text:p>
          </table:table-cell>
          <table:table-cell office:value-type="float" office:value="209.5484823452" calcext:value-type="float">
            <text:p>209.5484823452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B7]-[.C7]" office:value-type="float" office:value="66.0856181518" calcext:value-type="float">
            <text:p>66.0856181518</text:p>
          </table:table-cell>
          <table:table-cell table:formula="of:=[.F7]-[.E7]" office:value-type="float" office:value="122.5979164196" calcext:value-type="float">
            <text:p>122.59791641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05.4364388932" calcext:value-type="float">
            <text:p>705.4364388932</text:p>
          </table:table-cell>
          <table:table-cell office:value-type="float" office:value="598.4761206839" calcext:value-type="float">
            <text:p>598.4761206839</text:p>
          </table:table-cell>
          <table:table-cell/>
          <table:table-cell office:value-type="float" office:value="184.0915655338" calcext:value-type="float">
            <text:p>184.0915655338</text:p>
          </table:table-cell>
          <table:table-cell office:value-type="float" office:value="296.7763491201" calcext:value-type="float">
            <text:p>296.7763491201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B8]-[.C8]" office:value-type="float" office:value="106.9603182093" calcext:value-type="float">
            <text:p>106.9603182093</text:p>
          </table:table-cell>
          <table:table-cell table:formula="of:=[.F8]-[.E8]" office:value-type="float" office:value="112.6847835863" calcext:value-type="float">
            <text:p>112.684783586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6145759603" calcext:value-type="float">
            <text:p>1.6145759603</text:p>
          </table:table-cell>
          <table:table-cell office:value-type="float" office:value="-34.0923613099" calcext:value-type="float">
            <text:p>-34.0923613099</text:p>
          </table:table-cell>
          <table:table-cell/>
          <table:table-cell office:value-type="float" office:value="192.6928448685" calcext:value-type="float">
            <text:p>192.6928448685</text:p>
          </table:table-cell>
          <table:table-cell office:value-type="float" office:value="337.8890402121" calcext:value-type="float">
            <text:p>337.8890402121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B9]-[.C9]" office:value-type="float" office:value="35.7069372702" calcext:value-type="float">
            <text:p>35.7069372702</text:p>
          </table:table-cell>
          <table:table-cell table:formula="of:=[.F9]-[.E9]" office:value-type="float" office:value="145.1961953436" calcext:value-type="float">
            <text:p>145.196195343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8.943167589" calcext:value-type="float">
            <text:p>18.943167589</text:p>
          </table:table-cell>
          <table:table-cell office:value-type="float" office:value="-67.7937507263" calcext:value-type="float">
            <text:p>-67.7937507263</text:p>
          </table:table-cell>
          <table:table-cell/>
          <table:table-cell office:value-type="float" office:value="127.4853195358" calcext:value-type="float">
            <text:p>127.4853195358</text:p>
          </table:table-cell>
          <table:table-cell office:value-type="float" office:value="351.3942255549" calcext:value-type="float">
            <text:p>351.3942255549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B10]-[.C10]" office:value-type="float" office:value="86.7369183153" calcext:value-type="float">
            <text:p>86.7369183153</text:p>
          </table:table-cell>
          <table:table-cell table:formula="of:=[.F10]-[.E10]" office:value-type="float" office:value="223.9089060191" calcext:value-type="float">
            <text:p>223.908906019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7.2754209343" calcext:value-type="float">
            <text:p>167.2754209343</text:p>
          </table:table-cell>
          <table:table-cell office:value-type="float" office:value="91.7131608668" calcext:value-type="float">
            <text:p>91.7131608668</text:p>
          </table:table-cell>
          <table:table-cell/>
          <table:table-cell office:value-type="float" office:value="0.246063742" calcext:value-type="float">
            <text:p>0.246063742</text:p>
          </table:table-cell>
          <table:table-cell office:value-type="float" office:value="195.4059938928" calcext:value-type="float">
            <text:p>195.4059938928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B11]-[.C11]" office:value-type="float" office:value="75.5622600675" calcext:value-type="float">
            <text:p>75.5622600675</text:p>
          </table:table-cell>
          <table:table-cell table:formula="of:=[.F11]-[.E11]" office:value-type="float" office:value="195.1599301508" calcext:value-type="float">
            <text:p>195.15993015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3.1230922641" calcext:value-type="float">
            <text:p>253.1230922641</text:p>
          </table:table-cell>
          <table:table-cell office:value-type="float" office:value="232.0125975086" calcext:value-type="float">
            <text:p>232.0125975086</text:p>
          </table:table-cell>
          <table:table-cell/>
          <table:table-cell office:value-type="float" office:value="-163.4654155545" calcext:value-type="float">
            <text:p>-163.4654155545</text:p>
          </table:table-cell>
          <table:table-cell office:value-type="float" office:value="-49.0081457197" calcext:value-type="float">
            <text:p>-49.0081457197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B12]-[.C12]" office:value-type="float" office:value="21.1104947555" calcext:value-type="float">
            <text:p>21.1104947555</text:p>
          </table:table-cell>
          <table:table-cell table:formula="of:=[.F12]-[.E12]" office:value-type="float" office:value="114.4572698348" calcext:value-type="float">
            <text:p>114.45726983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6.7510508251" calcext:value-type="float">
            <text:p>436.7510508251</text:p>
          </table:table-cell>
          <table:table-cell office:value-type="float" office:value="407.2064294982" calcext:value-type="float">
            <text:p>407.2064294982</text:p>
          </table:table-cell>
          <table:table-cell/>
          <table:table-cell office:value-type="float" office:value="-199.9917316057" calcext:value-type="float">
            <text:p>-199.9917316057</text:p>
          </table:table-cell>
          <table:table-cell office:value-type="float" office:value="-30.5081836039" calcext:value-type="float">
            <text:p>-30.5081836039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B13]-[.C13]" office:value-type="float" office:value="29.5446213269" calcext:value-type="float">
            <text:p>29.5446213269</text:p>
          </table:table-cell>
          <table:table-cell table:formula="of:=[.F13]-[.E13]" office:value-type="float" office:value="169.4835480018" calcext:value-type="float">
            <text:p>169.48354800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19.1344805539" calcext:value-type="float">
            <text:p>719.1344805539</text:p>
          </table:table-cell>
          <table:table-cell office:value-type="float" office:value="690.022280255" calcext:value-type="float">
            <text:p>690.022280255</text:p>
          </table:table-cell>
          <table:table-cell/>
          <table:table-cell office:value-type="float" office:value="-258.2254161387" calcext:value-type="float">
            <text:p>-258.2254161387</text:p>
          </table:table-cell>
          <table:table-cell office:value-type="float" office:value="-52.7564750227" calcext:value-type="float">
            <text:p>-52.756475022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B14]-[.C14]" office:value-type="float" office:value="29.1122002988999" calcext:value-type="float">
            <text:p>29.1122002989</text:p>
          </table:table-cell>
          <table:table-cell table:formula="of:=[.F14]-[.E14]" office:value-type="float" office:value="205.468941116" calcext:value-type="float">
            <text:p>205.468941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0-27T15:03:26.167903250</dc:date>
    <dc:creator>Anna </dc:creator>
    <meta:editing-duration>PT32M32S</meta:editing-duration>
    <meta:editing-cycles>1</meta:editing-cycles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51cm" svg:height="12.94cm" xlink:href=".." xlink:type="simple" chart:class="chart:scatter" chart:style-name="ch1">
        <chart:legend chart:legend-position="end" svg:x="17.476cm" svg:y="5.424cm" style:legend-expansion="high" chart:style-name="ch2"/>
        <chart:plot-area chart:style-name="ch3" table:cell-range-address="NBNew.H1:NBNew.J14" chart:data-source-has-labels="row" svg:x="0.415cm" svg:y="0.258cm" svg:width="16.646cm" svg:height="12.424cm">
          <chartooo:coordinate-region svg:x="1.222cm" svg:y="0.457cm" svg:width="15.467cm" svg:height="11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BNew.I2:NBNew.I14" chart:label-cell-address="NBNew.I1:NBNew.I1" chart:class="chart:scatter">
            <chart:domain table:cell-range-address="NBNew.H2:NBNew.H14"/>
            <chart:regression-curve chart:style-name="ch7">
              <chart:equation chart:display-equation="true" chart:display-r-square="false" svg:x="2.114cm" svg:y="3.646cm"/>
            </chart:regression-curve>
            <chart:data-point chart:repeated="13"/>
          </chart:series>
          <chart:series chart:style-name="ch8" chart:values-cell-range-address="NBNew.J2:NBNew.J14" chart:label-cell-address="NBNew.J1:NBNew.J1" chart:class="chart:scatter">
            <chart:regression-curve chart:style-name="ch9">
              <chart:equation chart:display-equation="true" chart:display-r-square="false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SF</text:p>
                <draw:g>
                  <svg:desc>NBNew.I1:NBNew.I1</svg:desc>
                </draw:g>
              </table:table-cell>
              <table:table-cell office:value-type="string">
                <text:p>LSF</text:p>
                <draw:g>
                  <svg:desc>NBNew.J1:NBNew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NBNew.H2:NBNew.H14</svg:desc>
                </draw:g>
              </table:table-cell>
              <table:table-cell office:value-type="float" office:value="35.6819766953">
                <text:p>35.6819766953</text:p>
                <draw:g>
                  <svg:desc>NBNew.I2:NBNew.I14</svg:desc>
                </draw:g>
              </table:table-cell>
              <table:table-cell office:value-type="float" office:value="64.7615778083">
                <text:p>64.7615778083</text:p>
                <draw:g>
                  <svg:desc>NBNew.J2:NBNew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40.4517868941">
                <text:p>40.4517868941</text:p>
              </table:table-cell>
              <table:table-cell office:value-type="float" office:value="59.3409972568">
                <text:p>59.3409972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30.4773778145">
                <text:p>30.4773778145</text:p>
              </table:table-cell>
              <table:table-cell office:value-type="float" office:value="69.4954832969">
                <text:p>69.495483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30.6980295962001">
                <text:p>30.6980295962001</text:p>
              </table:table-cell>
              <table:table-cell office:value-type="float" office:value="74.7986546946">
                <text:p>74.7986546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70.9537507907">
                <text:p>70.9537507907</text:p>
              </table:table-cell>
              <table:table-cell office:value-type="float" office:value="157.5937928123">
                <text:p>157.5937928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66.0856181518">
                <text:p>66.0856181518</text:p>
              </table:table-cell>
              <table:table-cell office:value-type="float" office:value="122.5979164196">
                <text:p>122.5979164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106.9603182093">
                <text:p>106.9603182093</text:p>
              </table:table-cell>
              <table:table-cell office:value-type="float" office:value="112.6847835863">
                <text:p>112.6847835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35.7069372702">
                <text:p>35.7069372702</text:p>
              </table:table-cell>
              <table:table-cell office:value-type="float" office:value="145.1961953436">
                <text:p>145.196195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86.7369183153">
                <text:p>86.7369183153</text:p>
              </table:table-cell>
              <table:table-cell office:value-type="float" office:value="223.9089060191">
                <text:p>223.9089060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75.5622600675">
                <text:p>75.5622600675</text:p>
              </table:table-cell>
              <table:table-cell office:value-type="float" office:value="195.1599301508">
                <text:p>195.1599301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21.1104947555">
                <text:p>21.1104947555</text:p>
              </table:table-cell>
              <table:table-cell office:value-type="float" office:value="114.4572698348">
                <text:p>114.4572698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29.5446213269">
                <text:p>29.5446213269</text:p>
              </table:table-cell>
              <table:table-cell office:value-type="float" office:value="169.4835480018">
                <text:p>169.483548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29.1122002988999">
                <text:p>29.1122002988999</text:p>
              </table:table-cell>
              <table:table-cell office:value-type="float" office:value="205.468941116">
                <text:p>205.468941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